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ext_20_body" style:list-style-name="L1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2">
      <style:paragraph-properties fo:margin-top="0cm" fo:margin-bottom="0cm" style:contextual-spacing="false"/>
      <style:text-properties officeooo:rsid="0006cc30" officeooo:paragraph-rsid="0006cc30"/>
    </style:style>
    <style:style style:name="P7" style:family="paragraph" style:parent-style-name="Text_20_body" style:list-style-name="L2">
      <style:paragraph-properties fo:margin-left="0cm" fo:margin-right="0cm" fo:text-indent="0cm" style:auto-text-indent="false"/>
    </style:style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text-properties fo:font-weight="bold" officeooo:rsid="000757aa" officeooo:paragraph-rsid="000757aa" style:font-weight-asian="bold" style:font-weight-complex="bold"/>
    </style:style>
    <style:style style:name="P13" style:family="paragraph" style:parent-style-name="Text_20_body">
      <style:text-properties fo:font-weight="normal" officeooo:rsid="000757aa" officeooo:paragraph-rsid="0007ca95" style:font-weight-asian="normal" style:font-weight-complex="normal"/>
    </style:style>
    <style:style style:name="P14" style:family="paragraph" style:parent-style-name="Text_20_body" style:list-style-name="L5">
      <style:paragraph-properties fo:margin-top="0cm" fo:margin-bottom="0cm" style:contextual-spacing="false"/>
    </style:style>
    <style:style style:name="P15" style:family="paragraph" style:parent-style-name="Text_20_body" style:list-style-name="L5"/>
    <style:style style:name="P16" style:family="paragraph" style:parent-style-name="Heading_20_4">
      <style:text-properties officeooo:paragraph-rsid="000901df"/>
    </style:style>
    <style:style style:name="P17" style:family="paragraph" style:parent-style-name="Text_20_body">
      <style:text-properties officeooo:paragraph-rsid="000901df"/>
    </style:style>
    <style:style style:name="P18" style:family="paragraph" style:parent-style-name="Standard" style:list-style-name="L6">
      <style:text-properties officeooo:paragraph-rsid="000901df"/>
    </style:style>
    <style:style style:name="P19" style:family="paragraph" style:parent-style-name="Text_20_body" style:list-style-name="L7">
      <style:paragraph-properties fo:margin-top="0cm" fo:margin-bottom="0cm" style:contextual-spacing="false"/>
    </style:style>
    <style:style style:name="P20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21" style:family="paragraph" style:parent-style-name="Text_20_body" style:list-style-name="L7">
      <style:paragraph-properties fo:margin-left="0cm" fo:margin-right="0cm" fo:text-indent="0cm" style:auto-text-indent="false"/>
    </style:style>
    <style:style style:name="P22" style:family="paragraph" style:parent-style-name="Text_20_body" style:list-style-name="L6">
      <style:text-properties officeooo:paragraph-rsid="000901df"/>
    </style:style>
    <style:style style:name="P23" style:family="paragraph" style:parent-style-name="Text_20_body" style:list-style-name="L8">
      <style:paragraph-properties fo:margin-top="0cm" fo:margin-bottom="0cm" style:contextual-spacing="false"/>
    </style:style>
    <style:style style:name="P24" style:family="paragraph" style:parent-style-name="Text_20_body" style:list-style-name="L8"/>
    <style:style style:name="P25" style:family="paragraph" style:parent-style-name="Text_20_body" style:list-style-name="L9">
      <style:paragraph-properties fo:margin-top="0cm" fo:margin-bottom="0cm" style:contextual-spacing="false"/>
    </style:style>
    <style:style style:name="P26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</style:style>
    <style:style style:name="P27" style:family="paragraph" style:parent-style-name="Text_20_body" style:list-style-name="L9"/>
    <style:style style:name="P28" style:family="paragraph" style:parent-style-name="Text_20_body" style:list-style-name="L10">
      <style:paragraph-properties fo:margin-top="0cm" fo:margin-bottom="0cm" style:contextual-spacing="false"/>
    </style:style>
    <style:style style:name="P29" style:family="paragraph" style:parent-style-name="Text_20_body" style:list-style-name="L10">
      <style:paragraph-properties fo:margin-left="0cm" fo:margin-right="0cm" fo:text-indent="0cm" style:auto-text-indent="false"/>
    </style:style>
    <style:style style:name="P30" style:family="paragraph" style:parent-style-name="Text_20_body" style:list-style-name="L11">
      <style:paragraph-properties fo:margin-top="0cm" fo:margin-bottom="0cm" style:contextual-spacing="false"/>
    </style:style>
    <style:style style:name="P31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/>
    </style:style>
    <style:style style:name="P32" style:family="paragraph" style:parent-style-name="Text_20_body" style:list-style-name="L11">
      <style:paragraph-properties fo:margin-left="0cm" fo:margin-right="0cm" fo:text-indent="0cm" style:auto-text-indent="false"/>
    </style:style>
    <style:style style:name="T1" style:family="text">
      <style:text-properties officeooo:rsid="00070eb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6cc30"/>
    </style:style>
    <style:style style:name="T4" style:family="text">
      <style:text-properties officeooo:rsid="0009ea7d"/>
    </style:style>
    <style:style style:name="T5" style:family="text">
      <style:text-properties officeooo:rsid="000757a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" text:bullet-char="→">
        <style:list-level-properties text:space-before="2.002cm" text:min-label-width="0.499cm"/>
        <style:text-properties style:font-name="OpenSymbol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" text:bullet-char="→">
        <style:list-level-properties text:space-before="2.002cm" text:min-label-width="0.499cm"/>
        <style:text-properties style:font-name="OpenSymbol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→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" text:bullet-char="→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" text:bullet-char="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→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Cahier des Charges</text:h>
      <text:p text:style-name="Text_20_body"/>
      <text:h text:style-name="Heading_20_3" text:outline-level="3">1. Introduction</text:h>
      <text:p text:style-name="Text_20_body"/>
      <text:list text:style-name="L1">
        <text:list-item>
          <text:p text:style-name="P2"><text:span text:style-name="Strong_20_Emphasis">Nom du projet</text:span> : InkUp </text:p>
        </text:list-item>
        <text:list-item>
          <text:p text:style-name="P3"><text:span text:style-name="Strong_20_Emphasis">Type de projet</text:span> : Application mobile de lecture de bandes dessinées <text:span text:style-name="T1">française.</text:span></text:p>
        </text:list-item>
        <text:list-item>
          <text:p text:style-name="P2"><text:span text:style-name="Strong_20_Emphasis">Portée du projet</text:span> : Développement d'une application mobile pour iOS et Android </text:p>
          <text:p text:style-name="P4"/>
        </text:list-item>
      </text:list>
      <text:p text:style-name="Horizontal_20_Line"/>
      <text:h text:style-name="Heading_20_3" text:outline-level="3">2. Contexte et Objectifs</text:h>
      <text:list text:style-name="L2">
        <text:list-item>
          <text:p text:style-name="P5"><text:span text:style-name="Strong_20_Emphasis">Contexte</text:span> : <text:span text:style-name="Strong_20_Emphasis"><text:span text:style-name="T2">Actuellement, il n'existe pas d'application dédiée permettant aux auteurs de bandes dessinées indépendantes de publier et monétiser facilement leurs œuvres.</text:span></text:span></text:p>
          <text:p text:style-name="P5"><text:span text:style-name="Strong_20_Emphasis"><text:span text:style-name="T2"/></text:span></text:p>
        </text:list-item>
        <text:list-item>
          <text:p text:style-name="P5"><text:span text:style-name="Strong_20_Emphasis">Objectifs</text:span> : </text:p>
          <text:list>
            <text:list-item>
              <text:p text:style-name="P5">Permettre aux utilisateurs de lire des bandes dessinées de manière intuitive <text:span text:style-name="T3">et agréable</text:span></text:p>
            </text:list-item>
            <text:list-item>
              <text:p text:style-name="P5">Offrir une plateforme pour les auteurs indépendants <text:span text:style-name="T3">pour qu’il </text:span>publie leurs œuvre<text:span text:style-name="T3">s</text:span>. </text:p>
            </text:list-item>
            <text:list-item>
              <text:p text:style-name="P6">Les auteur choisisse leurs moyen de monétiser leurs bandes dessinées (abonnement ou vente à l’unité)</text:p>
            </text:list-item>
            <text:list-item>
              <text:p text:style-name="P7"><text:span text:style-name="T3">Permettre aux auteurs de créer leur</text:span> communauté autour de <text:span text:style-name="T3">leurs</text:span> <text:span text:style-name="T3">BD</text:span>.</text:p>
            </text:list-item>
          </text:list>
        </text:list-item>
      </text:list>
      <text:p text:style-name="Horizontal_20_Line"/>
      <text:h text:style-name="Heading_20_3" text:outline-level="3">3. Public Cible</text:h>
      <text:list text:style-name="L3">
        <text:list-item>
          <text:p text:style-name="P8"><text:span text:style-name="Strong_20_Emphasis">Utilisateurs finaux</text:span> : </text:p>
          <text:list>
            <text:list-item>
              <text:p text:style-name="P8">Lecteurs de bandes dessinées (principalement 1<text:span text:style-name="T1">0</text:span>-3<text:span text:style-name="T1">0</text:span> ans). </text:p>
            </text:list-item>
            <text:list-item>
              <text:p text:style-name="P8">Auteurs indépendants de bandes dessinées <text:span text:style-name="T1">française</text:span>. </text:p>
            </text:list-item>
          </text:list>
        </text:list-item>
        <text:list-item>
          <text:p text:style-name="P8"><text:span text:style-name="Strong_20_Emphasis">Personas</text:span> (exemples) : </text:p>
          <text:list>
            <text:list-item>
              <text:p text:style-name="P8"><text:span text:style-name="Strong_20_Emphasis">Lecteur occasionnel</text:span> : Utilise l'application pour découvrir de nouvelles BD. </text:p>
            </text:list-item>
            <text:list-item>
              <text:p text:style-name="P8"><text:span text:style-name="Strong_20_Emphasis">Fan de BD</text:span> : Utilise l'application régulièrement pour suivre ses séries préférées. </text:p>
            </text:list-item>
            <text:list-item>
              <text:p text:style-name="P9"><text:span text:style-name="Strong_20_Emphasis">Auteur indépendant</text:span> : Utilise l'application pour publier ses œuvres et interagir avec ses lecteurs. </text:p>
            </text:list-item>
          </text:list>
        </text:list-item>
      </text:list>
      <text:p text:style-name="Horizontal_20_Line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4. Fonctionnalités</text:h>
      <text:p text:style-name="Text_20_body"/>
      <text:h text:style-name="Heading_20_4" text:outline-level="4">Fonctionnalités Principales <text:span text:style-name="T4">du MVP</text:span></text:h>
      <text:p text:style-name="Text_20_body"/>
      <text:list text:style-name="L4">
        <text:list-item>
          <text:p text:style-name="P10"><text:span text:style-name="Strong_20_Emphasis">Inscription/Connexion</text:span> : Via email/mot de passe ou avec Google. </text:p>
        </text:list-item>
        <text:list-item>
          <text:p text:style-name="P10"><text:span text:style-name="Strong_20_Emphasis">Bibliothèque</text:span> : Affichage des bandes dessinées <text:span text:style-name="T1">trier </text:span><text:span text:style-name="T5">par genre, auteurs, titres.</text:span></text:p>
        </text:list-item>
        <text:list-item>
          <text:p text:style-name="P10"><text:span text:style-name="Strong_20_Emphasis">Lecture</text:span> : Interface de lecture optimisée pour les BD. </text:p>
        </text:list-item>
        <text:list-item>
          <text:p text:style-name="P10"><text:span text:style-name="Strong_20_Emphasis">Recherche</text:span> : Recherche par titre, auteur, ou genre. </text:p>
        </text:list-item>
        <text:list-item>
          <text:p text:style-name="P10"><text:span text:style-name="Strong_20_Emphasis">Profil Utilisateur</text:span> : Gestion du profil, des préférences, et des œuvres favorites. </text:p>
        </text:list-item>
        <text:list-item>
          <text:p text:style-name="P11"><text:span text:style-name="Strong_20_Emphasis">Publication</text:span> : Pour les auteurs, possibilité de publier leurs BD. </text:p>
        </text:list-item>
        <text:list-item>
          <text:p text:style-name="P12">Ventes : <text:span text:style-name="T2">Les auteurs ont possibilités de monétiser leur BD soit par abonnement soit par vente à l’unité ou par pack.</text:span></text:p>
        </text:list-item>
      </text:list>
      <text:p text:style-name="P13"/>
      <text:h text:style-name="Heading_20_4" text:outline-level="4">Fonctionnalités Secondaires <text:span text:style-name="T4">du MVP</text:span></text:h>
      <text:p text:style-name="Text_20_body"/>
      <text:list text:style-name="L5">
        <text:list-item>
          <text:p text:style-name="P14"><text:span text:style-name="Strong_20_Emphasis">Notations et Commentaires</text:span> : Permettre aux utilisateurs de noter et commenter les BD. </text:p>
        </text:list-item>
        <text:list-item>
          <text:p text:style-name="P14"><text:span text:style-name="Strong_20_Emphasis">Recommandations</text:span> : Suggestions de BD basées sur les préférences de l'utilisateur. </text:p>
        </text:list-item>
        <text:list-item>
          <text:p text:style-name="P14"><text:span text:style-name="Strong_20_Emphasis">Notifications</text:span> : Alertes pour les nouvelles publications ou mises à jour. </text:p>
        </text:list-item>
        <text:list-item>
          <text:p text:style-name="P15"><text:span text:style-name="Strong_20_Emphasis">Partage</text:span> : Partager des BD ou des extraits sur les réseaux sociaux. </text:p>
          <text:p text:style-name="P15"/>
        </text:list-item>
      </text:list>
      <text:h text:style-name="P16" text:outline-level="4">Fonctionnalités Futures</text:h>
      <text:p text:style-name="P17"/>
      <text:list xml:id="list3134208833" text:style-name="L6">
        <text:list-header>
          <text:p text:style-name="P18"><text:span text:style-name="Strong_20_Emphasis">Réseau Social :</text:span> </text:p>
          <text:p text:style-name="P18"/>
        </text:list-header>
        <text:list-item text:style-override="L7">
          <text:p text:style-name="P19">Profils utilisateurs avancés </text:p>
        </text:list-item>
        <text:list-item text:style-override="L7">
          <text:p text:style-name="P20">Système de commentaires et de likes </text:p>
        </text:list-item>
        <text:list-item text:style-override="L7">
          <text:p text:style-name="P19">Messagerie privée entre utilisateurs </text:p>
        </text:list-item>
        <text:list-item text:style-override="L7">
          <text:p text:style-name="P20">Flux d'actualités personnalisé </text:p>
        </text:list-item>
        <text:list-item text:style-override="L7">
          <text:p text:style-name="P21">Groupes et communautés thématiques</text:p>
          <text:p text:style-name="P22"/>
        </text:list-item>
      </text:list>
      <text:p text:style-name="P17"/>
      <text:p text:style-name="Horizontal_20_Line"/>
      <text:p text:style-name="Text_20_body"/>
      <text:p text:style-name="Text_20_body"/>
      <text:p text:style-name="Text_20_body"/>
      <text:h text:style-name="Heading_20_3" text:outline-level="3"><text:soft-page-break/>5. Design et Expérience Utilisateur (UX/UI)</text:h>
      <text:list text:style-name="L8">
        <text:list-item>
          <text:p text:style-name="P23"><text:span text:style-name="Strong_20_Emphasis">Style visuel</text:span> : Modernité, simplicité, et lisibilité. </text:p>
        </text:list-item>
        <text:list-item>
          <text:p text:style-name="P23"><text:span text:style-name="Strong_20_Emphasis">Charte graphique</text:span> : <text:span text:style-name="T4">voir mon document Charte graphique</text:span> </text:p>
        </text:list-item>
        <text:list-item>
          <text:p text:style-name="P23"><text:span text:style-name="Strong_20_Emphasis">Wireframes et Maquettes</text:span> : Utilisez des outils comme Figma ou Adobe XD pour créer des maquettes de l'interface utilisateur. </text:p>
        </text:list-item>
        <text:list-item>
          <text:p text:style-name="P24"><text:span text:style-name="Strong_20_Emphasis">Expérience utilisateur</text:span> : Navigation intuitive, temps de chargement rapide, et accessibilité. </text:p>
        </text:list-item>
      </text:list>
      <text:p text:style-name="Horizontal_20_Line"/>
      <text:h text:style-name="Heading_20_3" text:outline-level="3">6. Technologies et Plateformes</text:h>
      <text:list text:style-name="L9">
        <text:list-item>
          <text:p text:style-name="P25"><text:span text:style-name="Strong_20_Emphasis">Plateformes cibles</text:span> : iOS et Android. </text:p>
        </text:list-item>
        <text:list-item>
          <text:p text:style-name="P26"><text:span text:style-name="Strong_20_Emphasis">Framework</text:span> : Flutter (pour un développement multiplateforme). </text:p>
        </text:list-item>
        <text:list-item>
          <text:p text:style-name="P26"><text:span text:style-name="Strong_20_Emphasis">Backend</text:span> : Firebase pour l'authentification, la base de données, et le stockage. </text:p>
        </text:list-item>
        <text:list-item>
          <text:p text:style-name="P27"><text:span text:style-name="Strong_20_Emphasis">Langages</text:span> : Dart (pour Flutter), JavaScript/Node.js (si backend personnalisé). </text:p>
        </text:list-item>
      </text:list>
      <text:p text:style-name="Horizontal_20_Line"/>
      <text:h text:style-name="Heading_20_3" text:outline-level="3">7. Contraintes et Exigences Techniques</text:h>
      <text:list text:style-name="L10">
        <text:list-item>
          <text:p text:style-name="P28"><text:span text:style-name="Strong_20_Emphasis">Compatibilité</text:span> : L'application doit être compatible avec les versions récentes d'iOS et Android. </text:p>
        </text:list-item>
        <text:list-item>
          <text:p text:style-name="P28"><text:span text:style-name="Strong_20_Emphasis">Performance</text:span> : Temps de réponse rapide, optimisation des images pour une lecture fluide. </text:p>
        </text:list-item>
        <text:list-item>
          <text:p text:style-name="P28"><text:span text:style-name="Strong_20_Emphasis">Sécurité</text:span> : Protection des données utilisateurs, conformité RGPD. </text:p>
        </text:list-item>
        <text:list-item>
          <text:p text:style-name="P29"><text:span text:style-name="Strong_20_Emphasis">Accessibilité</text:span> : Respect des normes d'accessibilité (RGAA). </text:p>
        </text:list-item>
      </text:list>
      <text:h text:style-name="Heading_20_3" text:outline-level="3">8. Calendrier </text:h>
      <text:list text:style-name="L11">
        <text:list-item>
          <text:p text:style-name="P30"><text:span text:style-name="Strong_20_Emphasis">Phases du projet</text:span> : </text:p>
          <text:list>
            <text:list-item>
              <text:p text:style-name="P30"><text:span text:style-name="Strong_20_Emphasis">Phase 1 : Conception</text:span> (2 semaines) – <text:s/>maquettes</text:p>
            </text:list-item>
            <text:list-item>
              <text:p text:style-name="P30"><text:span text:style-name="Strong_20_Emphasis">Phase 2 : Développement</text:span> (8 semaines) – Développement des fonctionnalités principales. </text:p>
            </text:list-item>
            <text:list-item>
              <text:p text:style-name="P31"><text:span text:style-name="Strong_20_Emphasis">Phase 3 : Tests</text:span> (2 semaines) – Tests utilisateurs et corrections de bugs. </text:p>
            </text:list-item>
            <text:list-item>
              <text:p text:style-name="P32"><text:span text:style-name="Strong_20_Emphasis">Phase 4 : Lancement</text:span> (1 semaine) – Soumission sur les stores et marketing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3T15:32:47.473043300</meta:creation-date>
    <dc:date>2025-12-04T16:24:08.762626700</dc:date>
    <meta:editing-duration>PT27M36S</meta:editing-duration>
    <meta:editing-cycles>2</meta:editing-cycles>
    <meta:generator>LibreOffice/25.2.7.2$Windows_X86_64 LibreOffice_project/5cbfd1ab6520636bb5f7b99185aa69bd7456825d</meta:generator>
    <meta:document-statistic meta:table-count="0" meta:image-count="0" meta:object-count="0" meta:page-count="3" meta:paragraph-count="67" meta:word-count="570" meta:character-count="3649" meta:non-whitespace-character-count="3150"/>
  </office:meta>
</office:document-meta>
</file>